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color="#c9211e" loext:opacity="100%" fo:font-size="12pt" fo:language="en" fo:country="US" fo:font-style="italic" style:text-underline-style="solid" style:text-underline-width="auto" style:text-underline-color="font-color" officeooo:paragraph-rsid="001b32ba" style:font-size-asian="12pt" style:font-style-asian="italic" style:font-size-complex="12pt" style:font-style-complex="italic"/>
    </style:style>
    <style:style style:name="P2" style:family="paragraph" style:parent-style-name="Text_20_body">
      <style:text-properties fo:language="en" fo:country="US" officeooo:paragraph-rsid="001b32ba"/>
    </style:style>
    <style:style style:name="P3" style:family="paragraph" style:parent-style-name="Text_20_body">
      <style:text-properties officeooo:paragraph-rsid="001b32ba"/>
    </style:style>
    <style:style style:name="P4" style:family="paragraph" style:parent-style-name="Text_20_body" style:list-style-name="L4">
      <style:text-properties officeooo:paragraph-rsid="001b32ba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eer-graded Assignment: Peer-graded Assignment</text:h>
      <text:p text:style-name="P2"><text:span text:style-name="Strong_20_Emphasis"><text:span text:style-name="T1">There are a total of 50 points possible for this final project. Your final assignment will be graded by your peers who are also completing this assignment. </text:span></text:span></text:p>
      <text:p text:style-name="P2"><text:span text:style-name="Strong_20_Emphasis">The main grading criteria will be:</text:span></text:p>
      <text:list xml:id="list1801751239" text:style-name="L4">
        <text:list-item>
          <text:p text:style-name="P4">Have you uploaded the template presentation in pdf format?</text:p>
        </text:list-item>
        <text:list-item>
          <text:p text:style-name="P4">Have you filled up the Title slide with relevant information?</text:p>
        </text:list-item>
        <text:list-item>
          <text:p text:style-name="P4">Have you filled up the Executive Summary slide?</text:p>
        </text:list-item>
        <text:list-item>
          <text:p text:style-name="P4">Have you filled up the Methodology slide?</text:p>
        </text:list-item>
        <text:list-item>
          <text:p text:style-name="P4">Have you used the correct visualizations?</text:p>
        </text:list-item>
        <text:list-item>
          <text:p text:style-name="P4">Have you included the screenshots of the dashboard you created in Module 5?</text:p>
        </text:list-item>
        <text:list-item>
          <text:p text:style-name="P4">Have you titled the charts correctly?</text:p>
        </text:list-item>
        <text:list-item>
          <text:p text:style-name="P4">Have you filled up the findings &amp; implications?</text:p>
        </text:list-item>
        <text:list-item>
          <text:p text:style-name="P4">Have you used the appendix slide to include data collected from other sources?</text:p>
        </text:list-item>
        <text:list-item>
          <text:p text:style-name="P4">Have you used your creativity to improve the presentation beyond the template?</text:p>
        </text:list-item>
        <text:list-item>
          <text:p text:style-name="P4">Have you given any value additions?</text:p>
        </text:list-item>
        <text:list-item>
          <text:p text:style-name="P4">Have you displayed any innovative ideas?</text:p>
        </text:list-item>
        <text:list-item>
          <text:p text:style-name="P4">You will not be judged on:</text:p>
        </text:list-item>
        <text:list-item>
          <text:p text:style-name="P4">Your English language, including spelling or grammatical mistakes.</text:p>
        </text:list-item>
        <text:list-item>
          <text:p text:style-name="P4">The content of any text or image(s) or where a link is hyperlinked to.</text:p>
        </text:list-item>
      </text:list>
      <text:p text:style-name="P3">To submit your assignment, click on the "My Submissions" Tab at the top of this pag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19T11:45:03.392344286</meta:creation-date>
    <meta:print-date>2022-10-19T11:45:44.159226702</meta:print-date>
    <dc:date>2022-10-19T13:00:46.504790967</dc:date>
    <meta:editing-duration>PT1H5M34S</meta:editing-duration>
    <meta:editing-cycles>1</meta:editing-cycles>
    <meta:document-statistic meta:table-count="0" meta:image-count="0" meta:object-count="0" meta:page-count="1" meta:paragraph-count="19" meta:word-count="200" meta:character-count="1158" meta:non-whitespace-character-count="990"/>
    <meta:generator>LibreOffice/7.2.2.2$MacOSX_X86_64 LibreOffice_project/02b2acce88a210515b4a5bb2e46cbfb63fe97d56</meta:generator>
  </office:meta>
</office:document-meta>
</file>